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Courier New'" style:font-family-asian="'Courier New'" style:font-family-complex="'Courier New'"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Courier New'" style:font-family-asian="'Courier New'" style:font-family-complex="'Courier New'"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Courier New'" style:font-family-asian="'Courier New'" style:font-family-complex="'Courier New'"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Courier New'" style:font-family-asian="'Courier New'" style:font-family-complex="'Courier New'"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Courier New'" style:font-family-asian="'Courier New'" style:font-family-complex="'Courier New'"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bold" fo:font-family="'Courier New'" style:font-family-asian="'Courier New'" style:font-family-complex="'Courier New'" fo:background-color="transparent" style:use-window-font-color="true"/>
    </style:style>
    <style:style style:name="T12" style:family="text">
      <style:text-properties fo:font-size="12.00pt" fo:font-weight="normal" fo:font-family="'Courier New'" style:font-family-asian="'Courier New'" style:font-family-complex="'Courier New'"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ourier New'" style:font-family-asian="'Courier New'" style:font-family-complex="'Courier New'"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4.00pt" fo:font-weight="bold" fo:font-family="'Courier New'" style:font-family-asian="'Courier New'" style:font-family-complex="'Courier New'"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ourier New'" style:font-family-asian="'Courier New'" style:font-family-complex="'Courier New'" fo:background-color="transparent" style:use-window-font-color="true"/>
    </style:style>
    <style:style style:name="T19" style:family="text">
      <style:text-properties fo:font-size="11.00pt" fo:font-weight="normal" fo:font-family="'Courier New'" style:font-family-asian="'Courier New'" style:font-family-complex="'Courier New'" fo:background-color="transparent" style:use-window-font-color="true"/>
    </style:style>
    <style:style style:name="T20" style:family="text">
      <style:text-properties fo:font-size="11.00pt" fo:font-weight="normal" fo:font-family="'Courier New'" style:font-family-asian="'Courier New'" style:font-family-complex="'Courier New'"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4.00pt" fo:font-weight="bold" fo:font-family="'Courier New'" style:font-family-asian="'Courier New'" style:font-family-complex="'Courier New'"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ourier New'" style:font-family-asian="'Courier New'" style:font-family-complex="'Courier New'"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4.00pt" fo:font-weight="bold" fo:font-family="'Courier New'" style:font-family-asian="'Courier New'" style:font-family-complex="'Courier New'"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Courier New'" style:font-family-asian="'Courier New'" style:font-family-complex="'Courier New'" fo:background-color="transparent" style:use-window-font-color="true"/>
    </style:style>
    <style:style style:name="T29" style:family="text">
      <style:text-properties fo:font-size="11.00pt" fo:font-weight="normal" fo:font-family="'Courier New'" style:font-family-asian="'Courier New'" style:font-family-complex="'Courier New'" fo:background-color="transparent" style:use-window-font-color="true"/>
    </style:style>
    <style:style style:name="T30" style:family="text">
      <style:text-properties fo:font-size="11.00pt" fo:font-weight="normal" fo:font-family="'Courier New'" style:font-family-asian="'Courier New'" style:font-family-complex="'Courier New'" fo:background-color="transparent" style:use-window-font-color="true"/>
    </style:style>
    <style:style style:name="T31" style:family="text">
      <style:text-properties fo:font-size="11.00pt" fo:font-weight="normal" fo:font-family="'Courier New'" style:font-family-asian="'Courier New'" style:font-family-complex="'Courier New'" fo:background-color="transparent" style:use-window-font-color="true"/>
    </style:style>
    <style:style style:name="T32" style:family="text">
      <style:text-properties fo:font-size="11.00pt" fo:font-weight="normal" fo:font-family="'Courier New'" style:font-family-asian="'Courier New'" style:font-family-complex="'Courier New'"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4.00pt" fo:font-weight="bold" fo:font-family="'Courier New'" style:font-family-asian="'Courier New'" style:font-family-complex="'Courier New'"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Courier New'" style:font-family-asian="'Courier New'" style:font-family-complex="'Courier New'"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4.00pt" fo:font-weight="bold" fo:font-family="'Courier New'" style:font-family-asian="'Courier New'" style:font-family-complex="'Courier New'"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normal" fo:font-family="'Courier New'" style:font-family-asian="'Courier New'" style:font-family-complex="'Courier New'" fo:background-color="transparent" style:use-window-font-color="true"/>
    </style:style>
    <style:style style:name="T41" style:family="text">
      <style:text-properties fo:font-size="11.00pt" fo:font-weight="normal" fo:font-family="'Courier New'" style:font-family-asian="'Courier New'" style:font-family-complex="'Courier New'" fo:background-color="transparent" style:use-window-font-color="true"/>
    </style:style>
    <style:style style:name="T42" style:family="text">
      <style:text-properties fo:font-size="11.00pt" fo:font-weight="normal" fo:font-family="'Courier New'" style:font-family-asian="'Courier New'" style:font-family-complex="'Courier New'" fo:background-color="transparent" style:use-window-font-color="true"/>
    </style:style>
    <style:style style:name="T43" style:family="text">
      <style:text-properties fo:font-size="11.00pt" fo:font-weight="normal" fo:font-family="'Courier New'" style:font-family-asian="'Courier New'" style:font-family-complex="'Courier New'" fo:background-color="transparent" style:use-window-font-color="true"/>
    </style:style>
    <style:style style:name="T44" style:family="text">
      <style:text-properties fo:font-size="11.00pt" fo:font-weight="normal" fo:font-family="'Courier New'" style:font-family-asian="'Courier New'" style:font-family-complex="'Courier New'" fo:background-color="transparent" style:use-window-font-color="true"/>
    </style:style>
    <style:style style:name="T45" style:family="text">
      <style:text-properties fo:font-size="11.00pt" fo:font-weight="normal" fo:font-family="'Courier New'" style:font-family-asian="'Courier New'" style:font-family-complex="'Courier New'" fo:background-color="transparent" style:use-window-font-color="true"/>
    </style:style>
    <style:style style:name="T46" style:family="text">
      <style:text-properties fo:font-size="11.00pt" fo:font-weight="normal" fo:font-family="'Courier New'" style:font-family-asian="'Courier New'" style:font-family-complex="'Courier New'" fo:background-color="transparent" style:use-window-font-color="true"/>
    </style:style>
    <style:style style:name="T47" style:family="text">
      <style:text-properties fo:font-size="11.00pt" fo:font-weight="normal" fo:font-family="'Courier New'" style:font-family-asian="'Courier New'" style:font-family-complex="'Courier New'"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4.00pt" fo:font-weight="bold" fo:font-family="'Courier New'" style:font-family-asian="'Courier New'" style:font-family-complex="'Courier New'"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normal" fo:font-family="'Courier New'" style:font-family-asian="'Courier New'" style:font-family-complex="'Courier New'"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4.00pt" fo:font-weight="bold" fo:font-family="'Courier New'" style:font-family-asian="'Courier New'" style:font-family-complex="'Courier New'"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normal" fo:font-family="'Courier New'" style:font-family-asian="'Courier New'" style:font-family-complex="'Courier New'" fo:background-color="transparent" style:use-window-font-color="true"/>
    </style:style>
    <style:style style:name="T56" style:family="text">
      <style:text-properties fo:font-size="11.00pt" fo:font-weight="bold" fo:font-family="'Courier New'" style:font-family-asian="'Courier New'" style:font-family-complex="'Courier New'" fo:background-color="transparent" style:use-window-font-color="true"/>
    </style:style>
    <style:style style:name="T57" style:family="text">
      <style:text-properties fo:font-size="11.00pt" fo:font-weight="normal" fo:font-family="'Courier New'" style:font-family-asian="'Courier New'" style:font-family-complex="'Courier New'" fo:background-color="transparent" style:use-window-font-color="true"/>
    </style:style>
    <style:style style:name="T58" style:family="text">
      <style:text-properties fo:font-size="11.00pt" fo:font-weight="bold" fo:font-family="'Courier New'" style:font-family-asian="'Courier New'" style:font-family-complex="'Courier New'" fo:background-color="transparent" style:use-window-font-color="true"/>
    </style:style>
    <style:style style:name="T59" style:family="text">
      <style:text-properties fo:font-size="11.00pt" fo:font-weight="normal" fo:font-family="'Courier New'" style:font-family-asian="'Courier New'" style:font-family-complex="'Courier New'"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4.00pt" fo:font-weight="bold" fo:font-family="'Courier New'" style:font-family-asian="'Courier New'" style:font-family-complex="'Courier New'"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ourier New'" style:font-family-asian="'Courier New'" style:font-family-complex="'Courier New'"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normal" fo:font-family="'Courier New'" style:font-family-asian="'Courier New'" style:font-family-complex="'Courier New'"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ourier New'" style:font-family-asian="'Courier New'" style:font-family-complex="'Courier New'"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4.00pt" fo:font-weight="bold" fo:font-family="'Courier New'" style:font-family-asian="'Courier New'" style:font-family-complex="'Courier New'" fo:background-color="transparent" style:use-window-font-color="true"/>
    </style:style>
    <style:style style:name="T70" style:family="text">
      <style:text-properties fo:font-size="11.00pt" fo:font-weight="normal" fo:font-family="'Courier New'" style:font-family-asian="'Courier New'" style:font-family-complex="'Courier New'"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normal" fo:font-family="'Courier New'" style:font-family-asian="'Courier New'" style:font-family-complex="'Courier New'" fo:background-color="transparent" style:use-window-font-color="true"/>
    </style:style>
    <style:style style:name="T73" style:family="text">
      <style:text-properties fo:font-size="11.00pt" fo:font-weight="normal" fo:font-family="'Segoe UI Symbol'" style:font-family-asian="'Segoe UI Symbol'" style:font-family-complex="'Segoe UI Symbol'" fo:background-color="transparent" style:use-window-font-color="true"/>
    </style:style>
    <style:style style:name="T74" style:family="text">
      <style:text-properties fo:font-size="11.00pt" fo:font-weight="normal" fo:font-family="'Courier New'" style:font-family-asian="'Courier New'" style:font-family-complex="'Courier New'" fo:background-color="transparent" style:use-window-font-color="true"/>
    </style:style>
    <style:style style:name="T75" style:family="text">
      <style:text-properties fo:font-size="11.00pt" fo:font-weight="normal" fo:font-family="'Segoe UI Symbol'" style:font-family-asian="'Segoe UI Symbol'" style:font-family-complex="'Segoe UI Symbol'" fo:background-color="transparent" style:use-window-font-color="true"/>
    </style:style>
    <style:style style:name="T76" style:family="text">
      <style:text-properties fo:font-size="11.00pt" fo:font-weight="normal" fo:font-family="'Courier New'" style:font-family-asian="'Courier New'" style:font-family-complex="'Courier New'"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1.00pt" fo:font-weight="normal" fo:font-family="'Segoe UI Symbol'" style:font-family-asian="'Segoe UI Symbol'" style:font-family-complex="'Segoe UI Symbol'" fo:background-color="transparent" style:use-window-font-color="true"/>
    </style:style>
    <style:style style:name="T79" style:family="text">
      <style:text-properties fo:font-size="11.00pt" fo:font-weight="normal" fo:font-family="'Courier New'" style:font-family-asian="'Courier New'" style:font-family-complex="'Courier New'"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normal" fo:font-family="'Segoe UI Symbol'" style:font-family-asian="'Segoe UI Symbol'" style:font-family-complex="'Segoe UI Symbol'" fo:background-color="transparent" style:use-window-font-color="true"/>
    </style:style>
    <style:style style:name="T82" style:family="text">
      <style:text-properties fo:font-size="11.00pt" fo:font-weight="normal" fo:font-family="'Courier New'" style:font-family-asian="'Courier New'" style:font-family-complex="'Courier New'"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1.00pt" fo:font-weight="normal" fo:font-family="'Segoe UI Symbol'" style:font-family-asian="'Segoe UI Symbol'" style:font-family-complex="'Segoe UI Symbol'" fo:background-color="transparent" style:use-window-font-color="true"/>
    </style:style>
    <style:style style:name="T85" style:family="text">
      <style:text-properties fo:font-size="11.00pt" fo:font-weight="normal" fo:font-family="'Courier New'" style:font-family-asian="'Courier New'" style:font-family-complex="'Courier New'"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Segoe UI Symbol'" style:font-family-asian="'Segoe UI Symbol'" style:font-family-complex="'Segoe UI Symbol'" fo:background-color="transparent" style:use-window-font-color="true"/>
    </style:style>
    <style:style style:name="T88" style:family="text">
      <style:text-properties fo:font-size="11.00pt" fo:font-weight="normal" fo:font-family="'Courier New'" style:font-family-asian="'Courier New'" style:font-family-complex="'Courier New'"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Segoe UI Symbol'" style:font-family-asian="'Segoe UI Symbol'" style:font-family-complex="'Segoe UI Symbol'" fo:background-color="transparent" style:use-window-font-color="true"/>
    </style:style>
    <style:style style:name="T91" style:family="text">
      <style:text-properties fo:font-size="11.00pt" fo:font-weight="normal" fo:font-family="'Courier New'" style:font-family-asian="'Courier New'" style:font-family-complex="'Courier New'"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1.00pt" fo:font-weight="normal" fo:font-family="'Courier New'" style:font-family-asian="'Courier New'" style:font-family-complex="'Courier New'"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1.00pt" fo:font-weight="normal" fo:font-family="'Segoe UI Symbol'" style:font-family-asian="'Segoe UI Symbol'" style:font-family-complex="'Segoe UI Symbol'" fo:background-color="transparent" style:use-window-font-color="true"/>
    </style:style>
    <style:style style:name="T96" style:family="text">
      <style:text-properties fo:font-size="11.00pt" fo:font-weight="normal" fo:font-family="'Courier New'" style:font-family-asian="'Courier New'" style:font-family-complex="'Courier New'"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normal" fo:font-family="'Segoe UI Symbol'" style:font-family-asian="'Segoe UI Symbol'" style:font-family-complex="'Segoe UI Symbol'" fo:background-color="transparent" style:use-window-font-color="true"/>
    </style:style>
    <style:style style:name="T99" style:family="text">
      <style:text-properties fo:font-size="11.00pt" fo:font-weight="normal" fo:font-family="'Courier New'" style:font-family-asian="'Courier New'" style:font-family-complex="'Courier New'"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1.00pt" fo:font-weight="normal" fo:font-family="'Segoe UI Symbol'" style:font-family-asian="'Segoe UI Symbol'" style:font-family-complex="'Segoe UI Symbol'" fo:background-color="transparent" style:use-window-font-color="true"/>
    </style:style>
    <style:style style:name="T102" style:family="text">
      <style:text-properties fo:font-size="11.00pt" fo:font-weight="normal" fo:font-family="'Courier New'" style:font-family-asian="'Courier New'" style:font-family-complex="'Courier New'"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4.00pt" fo:font-weight="bold" fo:font-family="'Courier New'" style:font-family-asian="'Courier New'" style:font-family-complex="'Courier New'"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ourier New'" style:font-family-asian="'Courier New'" style:font-family-complex="'Courier New'"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4.00pt" fo:font-weight="bold" fo:font-family="'Courier New'" style:font-family-asian="'Courier New'" style:font-family-complex="'Courier New'" fo:background-color="transparent" style:use-window-font-color="true"/>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1.00pt" fo:font-weight="normal" fo:font-family="'Courier New'" style:font-family-asian="'Courier New'" style:font-family-complex="'Courier New'"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1.00pt" fo:font-weight="normal" fo:font-family="'Courier New'" style:font-family-asian="'Courier New'" style:font-family-complex="'Courier New'" fo:background-color="transparent" style:use-window-font-color="tru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1.00pt" fo:font-weight="normal" fo:font-family="'Courier New'" style:font-family-asian="'Courier New'" style:font-family-complex="'Courier New'" fo:background-color="transparent" style:use-window-font-color="tru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1.00pt" fo:font-weight="normal" fo:font-family="'Courier New'" style:font-family-asian="'Courier New'" style:font-family-complex="'Courier New'" fo:background-color="transparent" style:use-window-font-color="true"/>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1.00pt" fo:font-weight="normal" fo:font-family="'Courier New'" style:font-family-asian="'Courier New'" style:font-family-complex="'Courier New'"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normal" fo:font-family="'Courier New'" style:font-family-asian="'Courier New'" style:font-family-complex="'Courier New'"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normal" fo:font-family="'Courier New'" style:font-family-asian="'Courier New'" style:font-family-complex="'Courier New'"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1.00pt" fo:font-weight="normal" fo:font-family="'Courier New'" style:font-family-asian="'Courier New'" style:font-family-complex="'Courier New'"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6.00pt" fo:font-weight="bold" fo:font-family="'Courier New'" style:font-family-asian="'Courier New'" style:font-family-complex="'Courier New'"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normal" fo:font-family="'Courier New'" style:font-family-asian="'Courier New'" style:font-family-complex="'Courier New'" fo:background-color="transparent" style:use-window-font-color="true"/>
    </style:style>
    <style:style style:name="T129" style:family="text">
      <style:text-properties fo:font-size="11.00pt" fo:font-weight="normal" style:text-underline-mode="continuous" style:text-underline-type="single" style:text-underline-style="solid" style:text-underline-width="normal" fo:font-family="'Courier New'" style:font-family-asian="'Courier New'" style:font-family-complex="'Courier New'" fo:background-color="transparent" fo:color="#0000ff"/>
    </style:style>
    <style:style style:name="T130" style:family="text">
      <style:text-properties fo:font-size="11.00pt" fo:font-weight="normal" fo:font-family="'Courier New'" style:font-family-asian="'Courier New'" style:font-family-complex="'Courier New'"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normal" fo:font-family="'Courier New'" style:font-family-asian="'Courier New'" style:font-family-complex="'Courier New'"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normal" fo:font-family="'Courier New'" style:font-family-asian="'Courier New'" style:font-family-complex="'Courier New'"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1.00pt" fo:font-weight="normal" fo:font-family="'Courier New'" style:font-family-asian="'Courier New'" style:font-family-complex="'Courier New'"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office:automatic-styles>
  <office:body>
    <office:text>
      <text:p text:style-name="P1"><text:span text:style-name="T1">Hibernate Basic Configuration</text:span></text:p>
      <text:p text:style-name="P1"><text:span text:style-name="T1"/></text:p>
      <text:p text:style-name="P1"><draw:frame text:anchor-type="as-char" svg:width="165.10mm" svg:height="157.69mm" style:rel-width="scale" style:rel-height="scale"><draw:object-ole xlink:href="OleObj1"/><draw:image xlink:href="ObjectReplacements/OleObj1"/></draw:frame><text:span text:style-name="T1"/></text:p>
      <text:p text:style-name="P1"><text:span text:style-name="T1"/></text:p>
      <text:p text:style-name="P1"><text:span text:style-name="T2"/></text:p>
      <text:p text:style-name="P2"><text:span text:style-name="T3">The mapping document defines, among other things, how properties of the "whatever" class map to columns of the "Whatever" table. </text:span></text:p>
      <text:p text:style-name="P2"><text:span text:style-name="T4"/></text:p>
      <text:p text:style-name="P2"><text:span text:style-name="T5"><text:s/>Hibernate XML mapping files are named with the .hbm.xml exten-sion. Another convention is to have one mapping file per class,</text:span></text:p>
      <text:p text:style-name="P2"><text:span text:style-name="T6"/></text:p>
      <text:p text:style-name="P2"><text:span text:style-name="T7">Example of an XML Mapping file:</text:span></text:p>
      <text:p text:style-name="P2"><draw:frame text:anchor-type="as-char" svg:width="165.10mm" svg:height="109.86mm" style:rel-width="scale" style:rel-height="scale"><draw:object-ole xlink:href="OleObj2"/><draw:image xlink:href="ObjectReplacements/OleObj2"/></draw:frame><text:span text:style-name="T8"/></text:p>
      <text:p text:style-name="P2"><text:span text:style-name="T9">The mapping document tells Hibernate that the Message class is to be persisted tothe MESSAGES table, that the identifier property maps to a column namedMESSAGE_ID, that the text property maps to a column named MESSAGE_TEXT, andthat the property named nextMessage is an association with many-to-one multiplicitythat maps to a column named NEXT_MESSAGE_ID. </text:span></text:p>
      <text:p text:style-name="P2"><text:span text:style-name="T10"/></text:p>
      <text:p text:style-name="P2"><draw:frame text:anchor-type="as-char" svg:width="165.10mm" svg:height="136.95mm" style:rel-width="scale" style:rel-height="scale"><draw:object-ole xlink:href="OleObj3"/><draw:image xlink:href="ObjectReplacements/OleObj3"/></draw:frame><text:span text:style-name="T10"/></text:p>
      <text:p text:style-name="P2"><text:span text:style-name="T10"/></text:p>
      <text:p text:style-name="P2"><text:span text:style-name="T11">Page 36 Chapter 2<text:s/></text:span><text:span text:style-name="T12">Introducing and integrating Hibernatesaves us the effort of explicitly asking Hibernate to update the database when wemodify the state of an object inside a transaction. Similarly, you can see that thenew message was made persistent when a reference was created from the first mes-sage. This feature is called cascading save: It saves us the effort of explicitly makingthe new object persistent by calling save(), as long as it’s reachable by an already-persistent instance. Also notice that the ordering of the SQL statements isn’t thesame as the order in which we set property values. Hibernate uses a sophisticatedalgorithm to determine an efficient ordering that avoids database foreign key con-straint violations but is still sufficiently predictable to the user. This feature iscalled transactional write-behind.</text:span></text:p>
      <text:p text:style-name="P2"><text:span text:style-name="T13"/></text:p>
      <text:p text:style-name="P2"><text:span text:style-name="T14">Session interface The Session interface is the primary interface used by Hibernate applications. Aninstance of Session is lightweight and is inexpensive to create and destroy. This isimportant because your application will need to create and destroy sessions all thetime, perhaps on every request. Hibernate sessions are not threadsafe and shouldby design be used by only one thread at a time.</text:span></text:p>
      <text:p text:style-name="P2"><text:span text:style-name="T15"/></text:p>
      <text:p text:style-name="P2"><text:span text:style-name="T16">Session Factory Interface</text:span></text:p>
      <text:p text:style-name="P2"><text:span text:style-name="T17"/></text:p>
      <text:p text:style-name="P2"><text:span text:style-name="T18">There is typically a single SessionFactory for the whole<text:s text:c="2"/>application</text:span><text:span text:style-name="T19">—</text:span><text:span text:style-name="T20">created<text:s text:c="2"/>during<text:s text:c="2"/>application<text:s text:c="2"/>initialization,<text:s text:c="2"/>for<text:s text:c="2"/>example.<text:s text:c="2"/>How-ever, if your application accesses multiple databases using Hibernate, you’ll needa SessionFactory for each database.The SessionFactory<text:s text:c="2"/>caches<text:s text:c="2"/>generated<text:s text:c="2"/>SQL<text:s text:c="2"/>statements<text:s text:c="2"/>and<text:s text:c="2"/>other<text:s text:c="2"/>mappingmetadata that Hibernate uses at runtime. It also holds cached data that has beenread in one unit of work and may be reused in a future unit of work (only if classand collection mappings specify that this second-level cache is desirable)</text:span></text:p>
      <text:p text:style-name="P2"><text:span text:style-name="T21"/></text:p>
      <text:p text:style-name="P2"><text:span text:style-name="T22">Configuration interface </text:span></text:p>
      <text:p text:style-name="P2"><text:span text:style-name="T23"/></text:p>
      <text:p text:style-name="P2"><text:span text:style-name="T24">The Configuration object is used to configure and bootstrap Hibernate. Theapplication uses a Configuration instance to specify the location of mapping doc-uments and Hibernate-specific properties and then create the SessionFactory.Even<text:s text:c="2"/>though<text:s text:c="2"/>the<text:s text:c="2"/>Configuration<text:s text:c="2"/>interface<text:s text:c="2"/>plays<text:s text:c="2"/>a<text:s text:c="2"/>relatively<text:s text:c="2"/>small<text:s text:c="2"/>part<text:s text:c="2"/>in<text:s text:c="2"/>thetotal<text:s text:c="2"/>scope<text:s text:c="2"/>of<text:s text:c="2"/>a<text:s text:c="2"/>Hibernate<text:s text:c="2"/>application,<text:s text:c="2"/>it’s<text:s text:c="2"/>the<text:s text:c="2"/>first<text:s text:c="2"/>object<text:s text:c="2"/>you’ll<text:s text:c="2"/>meet<text:s text:c="2"/>when<text:s text:c="2"/>youbegin using Hibernate. Section 2.3 covers the problem of configuring Hibernatein some detail.</text:span></text:p>
      <text:p text:style-name="P2"><text:span text:style-name="T25"/></text:p>
      <text:p text:style-name="P2"><text:span text:style-name="T26">Transaction interface<text:s text:c="2"/></text:span></text:p>
      <text:p text:style-name="P2"><text:span text:style-name="T27"/></text:p>
      <text:p text:style-name="P2"><text:span text:style-name="T28">The Transaction interface is an optional API. Hibernate applications may choosenot to use this interface, instead managing transactions in their own infrastruc-ture code. A Transaction abstracts application code from the underlying transac-tion implementation</text:span><text:span text:style-name="T29">—</text:span><text:span text:style-name="T30">which might be a JDBC transaction, a JTAUserTransaction,or even a Common Object Request Broker Architecture (CORBA) transaction</text:span><text:span text:style-name="T31">—</text:span><text:span text:style-name="T32">allowing the application to control transaction boundaries via a consistent API.This helps to keep Hibernate applications portable between different kinds ofexecution environments and containers.</text:span></text:p>
      <text:p text:style-name="P2"><text:span text:style-name="T33"/></text:p>
      <text:p text:style-name="P2"><text:span text:style-name="T34">Query and Criteria interfaces </text:span></text:p>
      <text:p text:style-name="P2"><text:span text:style-name="T35"/></text:p>
      <text:p text:style-name="P2"><text:span text:style-name="T36">The Query interface allows you to perform queries against the database and con-trol how the query is executed. Queries are written in HQL or in the native SQLdialect of your database. A Query instance is used to bind query parameters, limitthe number of results returned by the query, and finally to execute the query. The Criteria interface is very similar; it allows you to create and execute object-oriented criteria queries</text:span></text:p>
      <text:p text:style-name="P2"><text:span text:style-name="T37"/></text:p>
      <text:p text:style-name="P2"><text:span text:style-name="T38">Callback interfaces</text:span></text:p>
      <text:p text:style-name="P2"><text:span text:style-name="T39"/></text:p>
      <text:p text:style-name="P2"><text:span text:style-name="T40"><text:s/>Callback interfaces allow the application to receive a notification when somethinginteresting happens to an object</text:span><text:span text:style-name="T41">—</text:span><text:span text:style-name="T42">for example, when an object is loaded, saved,or deleted. Hibernate applications don</text:span><text:span text:style-name="T43">’</text:span><text:span text:style-name="T44">t need to implement these callbacks, butthey</text:span><text:span text:style-name="T45">’</text:span><text:span text:style-name="T46">re useful for implementing certain kinds of generic functionality, such as cre-ating audit records.</text:span></text:p>
      <text:p text:style-name="P2"><text:span text:style-name="T47">The Interceptor<text:s text:c="2"/>interface<text:s text:c="2"/>was<text:s text:c="2"/>introduced<text:s text:c="2"/>to<text:s text:c="2"/>allow<text:s text:c="2"/>the<text:s text:c="2"/>application<text:s text:c="2"/>to<text:s text:c="2"/>processcallbacks<text:s text:c="2"/>without<text:s text:c="2"/>forcing<text:s text:c="2"/>the<text:s text:c="2"/>persistent<text:s text:c="2"/>classes<text:s text:c="2"/>to<text:s text:c="2"/>implement<text:s text:c="2"/>Hibernate-specificAPIs.<text:s text:c="2"/>Implementations<text:s text:c="2"/>of<text:s text:c="2"/>the<text:s text:c="2"/>Interceptor<text:s text:c="2"/>interface<text:s text:c="2"/>are<text:s text:c="2"/>passed<text:s text:c="2"/>to<text:s text:c="2"/>the<text:s text:c="2"/>persistentinstances as parameters. </text:span></text:p>
      <text:p text:style-name="P2"><text:span text:style-name="T48"/></text:p>
      <text:p text:style-name="P2"><text:span text:style-name="T49">Types<text:s text:c="2"/></text:span></text:p>
      <text:p text:style-name="P2"><text:span text:style-name="T50"/></text:p>
      <text:p text:style-name="P2"><text:span text:style-name="T51">A fundamental and very powerful element of the architecture is Hibernate’snotion of a Type. A Hibernate Type object maps a Java type to a database columntype (actually, the type may span multiple columns). All persistent properties ofpersistent classes, including associations, have a corresponding Hibernate type.</text:span></text:p>
      <text:p text:style-name="P2"><text:span text:style-name="T52"/></text:p>
      <text:p text:style-name="P2"><text:span text:style-name="T53">Managed<text:s text:c="2"/>environment</text:span></text:p>
      <text:p text:style-name="P2"><text:span text:style-name="T54"/></text:p>
      <text:p text:style-name="P2"><text:span text:style-name="T55">Pools<text:s text:c="2"/>resources<text:s text:c="2"/>such<text:s text:c="2"/>as<text:s text:c="2"/>database<text:s text:c="2"/>connections<text:s text:c="2"/>andallows transaction boundaries and security to be specified declaratively (that is, in metadata). A<text:s/></text:span><text:span text:style-name="T56">J2EE application server<text:s/></text:span><text:span text:style-name="T57">such as<text:s/></text:span><text:span text:style-name="T58">JBoss,<text:s/></text:span><text:span text:style-name="T59">BEA WebLogic, orIBM WebSphere implements the standard (J2EE-specific) managed environ-ment for Java.</text:span></text:p>
      <text:p text:style-name="P2"><text:span text:style-name="T60"/></text:p>
      <text:p text:style-name="P2"><text:span text:style-name="T61">The following code starts Hibernate:</text:span></text:p>
      <text:p text:style-name="P2"><text:span text:style-name="T62"/></text:p>
      <text:p text:style-name="P2"><text:span text:style-name="T63">Configuration cfg = new Configuration(); cfg.addResource("hello/Message.hbm.xml"); cfg.setProperties( System.getProperties() );SessionFactory sessions = cfg.buildSessionFactory();</text:span></text:p>
      <text:p text:style-name="P2"><text:span text:style-name="T64"/></text:p>
      <text:p text:style-name="P2"><text:span text:style-name="T65"><text:s/>You load multiple mapping files by calling add Resource() as often as you have to. Alternatively, if you follow the con-vention<text:s text:c="2"/>just<text:s text:c="2"/>described,<text:s text:c="2"/>you<text:s text:c="2"/>can<text:s text:c="2"/>use<text:s text:c="2"/>the<text:s text:c="2"/>method<text:s text:c="2"/>addClass(),<text:s text:c="2"/>passing<text:s text:c="2"/>a<text:s text:c="2"/>persistentclass as the parameter: </text:span></text:p>
      <text:p text:style-name="P2"><text:span text:style-name="T66"/></text:p>
      <text:p text:style-name="P2"><text:span text:style-name="T67">SessionFactory sessions = new Configuration().addClass(org.hibernate.auction.model.Item.class) </text:span></text:p>
      <text:p text:style-name="P2"><text:span text:style-name="T67"><text:s text:c="2"/>.addClass(org.hibernate.auction.model.Category.class)<text:s text:c="2"/></text:span></text:p>
      <text:p text:style-name="P2"><text:span text:style-name="T67"><text:s/>.addClass(org.hibernate.auction.model.Bid.class)<text:s text:c="4"/></text:span></text:p>
      <text:p text:style-name="P2"><text:span text:style-name="T67">.setProperties( System.getProperties() )<text:s text:c="3"/></text:span></text:p>
      <text:p text:style-name="P2"><text:span text:style-name="T67"><text:s/>.buildSessionFactory();</text:span></text:p>
      <text:p text:style-name="P2"><text:span text:style-name="T68"/></text:p>
      <text:p text:style-name="P2"><text:span text:style-name="T69">46 CHAPTER 2</text:span></text:p>
      <text:p text:style-name="P2"><text:span text:style-name="T70">Introducing and integrating Hibernatehibernate.connection.driver_class = org.postgresql.Driverhibernate.connection.url = jdbc:postgresql://localhost/auctiondbhibernate.connection.username = auctionuser<text:s text:c="20"/>hibernate.connection.password = secret<text:s text:c="25"/>hibernate.dialect = net.sf.hibernate.dialect.PostgreSQLDialect hibernate.c3p0.min_size=5<text:s text:c="35"/>hibernate.c3p0.max_size=20<text:s text:c="34"/>hibernate.c3p0.timeout=300<text:s text:c="36"/>hibernate.c3p0.max_statements=50<text:s text:c="32"/>hibernate.c3p0.idle_test_period=3000This code’s lines specify the following information, beginning with the first line:</text:span></text:p>
      <text:p text:style-name="P2"><text:span text:style-name="T71"/></text:p>
      <text:p text:style-name="P2"><text:span text:style-name="T72"><text:s/></text:span><text:span text:style-name="T73">■</text:span><text:span text:style-name="T74">The name of the Java class implementing the JDBCDriver (the driver JARfile must be placed in the application</text:span><text:span text:style-name="T75">’</text:span><text:span text:style-name="T76">s classpath).</text:span></text:p>
      <text:p text:style-name="P2"><text:span text:style-name="T77"/></text:p>
      <text:p text:style-name="P2"><text:span text:style-name="T78">■</text:span><text:span text:style-name="T79">A JDBCURL<text:s text:c="2"/>that<text:s text:c="2"/>specifies<text:s text:c="2"/>the<text:s text:c="2"/>host<text:s text:c="2"/>and<text:s text:c="2"/>database<text:s text:c="2"/>name<text:s text:c="2"/>for<text:s text:c="2"/>JDBC<text:s text:c="2"/>connec-tions.</text:span></text:p>
      <text:p text:style-name="P2"><text:span text:style-name="T80"/></text:p>
      <text:p text:style-name="P2"><text:span text:style-name="T81">■</text:span><text:span text:style-name="T82">The database user name.</text:span></text:p>
      <text:p text:style-name="P2"><text:span text:style-name="T83"/></text:p>
      <text:p text:style-name="P2"><text:span text:style-name="T84">■</text:span><text:span text:style-name="T85">The database password for the specified user.</text:span></text:p>
      <text:p text:style-name="P2"><text:span text:style-name="T86"/></text:p>
      <text:p text:style-name="P2"><text:span text:style-name="T87">■</text:span><text:span text:style-name="T88">A Dialect for the database. Despite the ANSI standardization effort, SQL isimplemented differently by various databases vendors. So, you must specifya Dialect. Hibernate includes built-in support for all popular SQL data-bases, and new dialects may be defined easily.</text:span></text:p>
      <text:p text:style-name="P2"><text:span text:style-name="T89"/></text:p>
      <text:p text:style-name="P2"><text:span text:style-name="T90">■</text:span><text:span text:style-name="T91">The minimum number of JDBC connections that C3P0 will keep ready.</text:span></text:p>
      <text:p text:style-name="P2"><text:span text:style-name="T92"/></text:p>
      <text:p text:style-name="P2"><text:span text:style-name="T93">The<text:s text:c="2"/>maximum<text:s text:c="2"/>number<text:s text:c="2"/>of<text:s text:c="2"/>connections<text:s text:c="2"/>in<text:s text:c="2"/>the<text:s text:c="2"/>pool.<text:s text:c="2"/>An<text:s text:c="2"/>exception<text:s text:c="2"/>will<text:s text:c="2"/>bethrown at runtime if this number is exhausted.</text:span></text:p>
      <text:p text:style-name="P2"><text:span text:style-name="T94"/></text:p>
      <text:p text:style-name="P2"><text:span text:style-name="T95">■</text:span><text:span text:style-name="T96">The timeout period (in this case, 5 minutes or 300 seconds) after which anidle connection will be removed from the pool.</text:span></text:p>
      <text:p text:style-name="P2"><text:span text:style-name="T97"/></text:p>
      <text:p text:style-name="P2"><text:span text:style-name="T98">■</text:span><text:span text:style-name="T99">The maximum number of prepared statements that will be cached. Cachingof prepared statements is essential for best performance with Hibernate.</text:span></text:p>
      <text:p text:style-name="P2"><text:span text:style-name="T100"/></text:p>
      <text:p text:style-name="P2"><text:span text:style-name="T101">■</text:span><text:span text:style-name="T102">The idle time in seconds before a connection is automatically validated.</text:span></text:p>
      <text:p text:style-name="P2"><text:span text:style-name="T103"/></text:p>
      <text:p text:style-name="P2"><text:span text:style-name="T104">Starting Hibernate<text:s text:c="2"/></text:span></text:p>
      <text:p text:style-name="P2"><text:span text:style-name="T105"/></text:p>
      <text:p text:style-name="P2"><text:span text:style-name="T106">How do you start Hibernate with these properties? You declared the properties in a file named hibernate.properties, so you need only place this file in the applica-tion classpath. It will be automatically detected and read when Hibernate is firstinitialized when you create a Configuration object.</text:span></text:p>
      <text:p text:style-name="P2"><text:span text:style-name="T107"/></text:p>
      <text:p text:style-name="P2"><text:span text:style-name="T108">Starting Hibernate</text:span></text:p>
      <text:p text:style-name="P2"><text:span text:style-name="T109"/></text:p>
      <text:p text:style-name="P2"><text:span text:style-name="T110">1 Download<text:s text:c="2"/>and<text:s text:c="2"/>unpack<text:s text:c="2"/>the<text:s text:c="2"/>JDBC<text:s text:c="2"/>driver<text:s text:c="2"/>for<text:s text:c="2"/>your<text:s text:c="2"/>database,<text:s text:c="2"/>which<text:s text:c="2"/>is<text:s text:c="2"/>usuallyavailable from the database vendor web site. Place the JAR files in the appli-cation classpath; do the same with hibernate2.jar.</text:span></text:p>
      <text:p text:style-name="P2"><text:span text:style-name="T111"/></text:p>
      <text:p text:style-name="P2"><text:span text:style-name="T112">2 Add Hibernate’s dependencies to the classpath; they’re distributed alongwith Hibernate in the lib/ directory. See also the text file lib/README.txtfor a list of required and optional libraries.</text:span></text:p>
      <text:p text:style-name="P2"><text:span text:style-name="T113"/></text:p>
      <text:p text:style-name="P2"><text:span text:style-name="T114">3 Choose a JDBC connection pool supported by Hibernate and configure itwith a properties file. Don’t forget to specify the SQL dialect.</text:span></text:p>
      <text:p text:style-name="P2"><text:span text:style-name="T115"/></text:p>
      <text:p text:style-name="P2"><text:span text:style-name="T116">4 Let the Configuration know about these properties by placing them in ahibernate.properties file in the classpath.</text:span></text:p>
      <text:p text:style-name="P2"><text:span text:style-name="T117"/></text:p>
      <text:p text:style-name="P2"><text:span text:style-name="T118">5 Create an instance of Configuration in your application and load the XMLmapping files using either addResource() or addClass(). Build a Session-Factory from the Configuration by calling buildSessionFactory().</text:span></text:p>
      <text:p text:style-name="P2"><text:span text:style-name="T119"/></text:p>
      <text:p text:style-name="P2"><text:span text:style-name="T120">An application server exposes a connection pool as a JNDI-bound datasource, aninstance of javax.jdbc.Datasource. </text:span></text:p>
      <text:p text:style-name="P2"><text:span text:style-name="T120">You need to tell Hibernate where to find thedatasource in JNDI, by supplying a fully qualified JNDI name. An example Hiber-nate configuration file for this scenario is shown in listing 2.5.</text:span></text:p>
      <text:p text:style-name="P2"><text:span text:style-name="T121"/></text:p>
      <text:p text:style-name="P2"><text:span text:style-name="T122">hibernate.connection.datasource = java:/comp/env/jdbc/AuctionDBhibernate.transaction.factory_class = \<text:s text:c="4"/>net.sf.hibernate.transaction.JTATransactionFactory<text:s text:c="2"/>hibernate.transaction.manager_lookup_class = \<text:s text:c="4"/>net.sf.hibernate.transaction.JBossTransactionManagerLookuphibernate.dialect = net.sf.hibernate.dialect.PostgreSQLDialect</text:span></text:p>
      <text:p text:style-name="P2"><text:span text:style-name="T123"/></text:p>
      <text:p text:style-name="P2"><text:span text:style-name="T124">Tomcat isn’t a full application server; it’s just a servlet container, albeit aservlet<text:s text:c="2"/>container<text:s text:c="2"/>with<text:s text:c="2"/>some<text:s text:c="2"/>features<text:s text:c="2"/>usually<text:s text:c="2"/>found<text:s text:c="2"/>only<text:s text:c="2"/>in<text:s text:c="2"/>applicationservers.<text:s text:c="2"/>One<text:s text:c="2"/>of<text:s text:c="2"/>these<text:s text:c="2"/>features<text:s text:c="2"/>may<text:s text:c="2"/>be<text:s text:c="2"/>used<text:s text:c="2"/>with<text:s text:c="2"/>Hibernate:<text:s text:c="2"/>the<text:s text:c="2"/>Tomcatconnection pool. Tomcat uses the DBCP connection pool internally butexposes it as a JNDI datasource, just like a real application server. To con-figure the Tomcat datasource, you’ll need to edit server.xml accordingto instructions in the Tomcat JNDI/JDBC documentation. You can config-ure<text:s text:c="2"/>Hibernate<text:s text:c="2"/>to<text:s text:c="2"/>use<text:s text:c="2"/>this<text:s text:c="2"/>datasource<text:s text:c="2"/>by<text:s text:c="2"/>setting<text:s text:c="2"/>hibernate.connec-tion.datasource. Keep in mind that Tomcat doesn’t ship with atransaction<text:s text:c="2"/>manager,<text:s text:c="2"/>so<text:s text:c="2"/>this<text:s text:c="2"/>situation<text:s text:c="2"/>is<text:s text:c="2"/>still<text:s text:c="2"/>more<text:s text:c="2"/>like<text:s text:c="2"/>a<text:s text:c="2"/>non-managedenvironment as described earlier.</text:span></text:p>
      <text:p text:style-name="P2"><text:span text:style-name="T125"/></text:p>
      <text:p text:style-name="P2"><text:span text:style-name="T126">Using XML-based configuration Page 52</text:span></text:p>
      <text:p text:style-name="P2"><text:span text:style-name="T127"/></text:p>
      <text:p text:style-name="P2"><text:span text:style-name="T128">You can use an XML configuration file (as demonstrated in listing 2.6) to fullyconfigure a SessionFactory. Unlike hibernate.properties, which contains onlyconfiguration parameters, the hibernate.cfg.xml file may also specify the loca-tion of mapping documents. Many users prefer to centralize the configuration ofHibernate in this way instead of adding parameters to the Configuration in appli-cation code.?xml version='1.0'encoding='utf-8'?&gt;&lt;!DOCTYPE hibernate-configuration<text:s text:c="2"/>PUBLIC "-//Hibernate/Hibernate Configuration DTD//EN"<text:s text:c="2"/>"</text:span><text:a xlink:href="http://hibernate.sourceforge.net/hibernate-configuration-2.0.dtd"><text:span text:style-name="T129">http://hibernate.sourceforge.net/hibernate-configuration-2.0.dtd</text:span></text:a><text:span text:style-name="T130">"&gt;&lt;hibernate-configuration&gt;<text:s text:c="2"/>&lt;session-factory name="java:/hibernate/HibernateFactory"&gt;<text:s text:c="4"/>&lt;property name="show_sql"&gt;true&lt;/property&gt;<text:s text:c="4"/>&lt;property name="connection.datasource"&gt;<text:s text:c="8"/>java:/comp/env/jdbc/AuctionDB<text:s text:c="5"/>&lt;/property&gt;<text:s text:c="4"/>&lt;property name="dialect"&gt;<text:s text:c="8"/>net.sf.hibernate.dialect.PostgreSQLDialect<text:s text:c="4"/>&lt;/property&gt;</text:span></text:p>
      <text:p text:style-name="P2"><text:span text:style-name="T130">&lt;property name="transaction.manager_lookup_class"&gt;<text:s text:c="8"/>net.sf.hibernate.transaction.JBossTransactionManagerLookup<text:s text:c="4"/>&lt;/property&gt;<text:s text:c="4"/>&lt;mapping resource="auction/Item.hbm.xml"/&gt;<text:s text:c="4"/>&lt;mapping resource="auction/Category.hbm.xml"/&gt;<text:s text:c="4"/>&lt;mapping resource="auction/Bid.hbm.xml"/&gt;<text:s text:c="2"/>&lt;/session-factory&gt;&lt;/hibernate-configuration&gt;</text:span></text:p>
      <text:p text:style-name="P2"><text:span text:style-name="T131"/></text:p>
      <text:p text:style-name="P2"><text:span text:style-name="T132">An application server with support for JMX (such as JBoss) acts as a JMX containerand allows an MBean to be configured and initialized as part of the applicationserver startup process.</text:span></text:p>
      <text:p text:style-name="P2"><text:span text:style-name="T133"/></text:p>
      <text:p text:style-name="P2"><text:span text:style-name="T134">So,<text:s text:c="2"/>the<text:s text:c="2"/>configurationoptions in listing 2.7 (a JBoss service deployment descriptor) look similar to theusual Hibernate settings in a managed environment. </text:span></text:p>
      <text:p text:style-name="P2"><text:span text:style-name="T135"/></text:p>
      <text:p text:style-name="P2"><text:span text:style-name="T136">&lt;server&gt;&lt;mbean code="net.sf.hibernate.jmx.HibernateService"<text:s text:c="5"/>name="jboss.jca:service=HibernateFactory, name=HibernateFactory"&gt;<text:s text:c="2"/>&lt;depends&gt;jboss.jca:service=RARDeployer&lt;/depends&gt;<text:s text:c="2"/>&lt;depends&gt;jboss.jca:service=LocalTxCM,name=DataSource&lt;/depends&gt;<text:s text:c="2"/>&lt;attribute name="MapResources"&gt;<text:s text:c="4"/>auction/Item.hbm.xml, auction/Bid.hbm.xml<text:s text:c="3"/>&lt;/attribute&gt; &lt;attribute name="JndiName"&gt;<text:s text:c="5"/>java:/hibernate/HibernateFactory<text:s text:c="2"/>&lt;/attribute&gt;<text:s text:c="2"/>&lt;attribute name="Datasource"&gt;<text:s text:c="5"/>java:/comp/env/jdbc/AuctionDB<text:s text:c="2"/>&lt;/attribute&gt;<text:s text:c="2"/>&lt;attribute name="Dialect"&gt;<text:s text:c="5"/>net.sf.hibernate.dialect.PostgreSQLDialect<text:s text:c="2"/>&lt;/attribute&gt;<text:s text:c="2"/>&lt;attribute name="TransactionStrategy"&gt;<text:s text:c="5"/>net.sf.hibernate.transaction.JTATransactionFactory<text:s text:c="2"/>&lt;/attribute&gt;<text:s text:c="2"/>&lt;attribute name="TransactionManagerLookupStrategy"&gt;<text:s text:c="5"/>net.sf.hibernate.transaction.JBossTransactionManagerLookup<text:s text:c="2"/>&lt;/attribute&gt;<text:s text:c="2"/>&lt;attribute name="UserTransactionName"&gt;<text:s text:c="5"/>java:/UserTransaction<text:s text:c="2"/>&lt;/attribute&gt;&lt;/mbean&gt;&lt;/server&gt;</text:span></text:p>
      <text:p text:style-name="P2"><text:span text:style-name="T13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